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04a5a4" officeooo:paragraph-rsid="0004a5a4"/>
    </style:style>
    <style:style style:name="P2" style:family="paragraph" style:parent-style-name="_5f_text">
      <style:text-properties fo:language="en" fo:country="US" officeooo:rsid="00063276" officeooo:paragraph-rsid="00063276"/>
    </style:style>
    <style:style style:name="P3" style:family="paragraph" style:parent-style-name="_5f_text">
      <style:text-properties style:font-name="Calibri Light" fo:font-size="11pt" fo:language="ru" fo:country="RU" fo:font-weight="250" officeooo:rsid="0007c05c" officeooo:paragraph-rsid="0007c05c"/>
    </style:style>
    <style:style style:name="P4" style:family="paragraph" style:parent-style-name="_5f_text">
      <style:text-properties style:font-name="Calibri Light" fo:font-size="11pt" fo:language="ru" fo:country="RU" fo:font-weight="250" officeooo:rsid="00091e60" officeooo:paragraph-rsid="00091e60"/>
    </style:style>
    <style:style style:name="P5" style:family="paragraph" style:parent-style-name="_5f_code">
      <style:text-properties officeooo:paragraph-rsid="000b9830"/>
    </style:style>
    <style:style style:name="P6" style:family="paragraph" style:parent-style-name="_5f_text">
      <style:text-properties style:font-name="Calibri Light" fo:font-size="11pt" fo:language="ru" fo:country="RU" fo:font-weight="250" officeooo:rsid="0007c05c" officeooo:paragraph-rsid="0007c05c"/>
    </style:style>
    <style:style style:name="P7" style:family="paragraph" style:parent-style-name="_5f_text">
      <style:text-properties style:font-name="Calibri Light" fo:font-size="11pt" fo:language="zxx" fo:country="none" fo:font-weight="250" officeooo:rsid="000b9830" officeooo:paragraph-rsid="000b983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a5a4"/>
    </style:style>
    <style:style style:name="T3" style:family="text">
      <style:text-properties style:font-name="Calibri Light" fo:font-size="11pt" fo:language="ru" fo:country="RU" fo:font-weight="250" officeooo:rsid="00063276"/>
    </style:style>
    <style:style style:name="T4" style:family="text">
      <style:text-properties style:font-name="Calibri Light" fo:font-size="11pt" fo:language="en" fo:country="US" fo:font-weight="250" officeooo:rsid="00063276"/>
    </style:style>
    <style:style style:name="T5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top">Установка</text:p>
      <text:p text:style-name="P2">Windows</text:p>
      <text:p text:style-name="_5f_code">pip install mysql-connector-python</text:p>
      <text:p text:style-name="P2">Ubuntu</text:p>
      <text:p text:style-name="P5"><text:span text:style-name="T1">sudo</text:span> <text:span text:style-name="T1">apt-</text:span><text:span text:style-name="T5">get <text:s/>-y</text:span> <text:span text:style-name="T1">install mysql-connector-python</text:span></text:p>
      <text:p text:style-name="P1"/>
      <text:p text:style-name="P1"/>
      <text:p text:style-name="_5f_heading_5f_top">Подключение к MySQL с помощью Connector / Python</text:p>
      <text:p text:style-name="P3">более употребительный</text:p>
      <text:p text:style-name="_5f_code">import mysql.connector</text:p>
      <text:p text:style-name="_5f_code"/>
      <text:p text:style-name="_5f_code">cnx = mysql.connector.connect(user='scott', password='password',</text:p>
      <text:p text:style-name="_5f_code"><text:s text:c="30"/>host='127.0.0.1',</text:p>
      <text:p text:style-name="_5f_code"><text:s text:c="30"/>database='employees')</text:p>
      <text:p text:style-name="_5f_code">cnx.close()</text:p>
      <text:p text:style-name="P3">Можно так</text:p>
      <text:p text:style-name="_5f_code">from mysql.connector import (connection)</text:p>
      <text:p text:style-name="_5f_code"/>
      <text:p text:style-name="_5f_code">cnx = connection.MySQLConnection(user='scott', password='password',</text:p>
      <text:p text:style-name="_5f_code"><text:s text:c="33"/>host='127.0.0.1',</text:p>
      <text:p text:style-name="_5f_code"><text:s text:c="33"/>database='employees')</text:p>
      <text:p text:style-name="_5f_code">cnx.close()</text:p>
      <text:p text:style-name="P3">Обработка ошибок</text:p>
      <text:p text:style-name="_5f_code">import mysql.connector</text:p>
      <text:p text:style-name="_5f_code">from mysql.connector import errorcode</text:p>
      <text:p text:style-name="_5f_code"/>
      <text:p text:style-name="_5f_code">try:</text:p>
      <text:p text:style-name="_5f_code"><text:s text:c="2"/>cnx = mysql.connector.connect(user='scott',</text:p>
      <text:p text:style-name="_5f_code"><text:s text:c="32"/>database='employ')</text:p>
      <text:p text:style-name="_5f_code">except mysql.connector.Error as err:</text:p>
      <text:p text:style-name="_5f_code"><text:s text:c="2"/>if err.errno == errorcode.ER_ACCESS_DENIED_ERROR:</text:p>
      <text:p text:style-name="_5f_code"><text:s text:c="4"/>print("Something is wrong with your user name or password")</text:p>
      <text:p text:style-name="_5f_code"><text:s text:c="2"/>elif err.errno == errorcode.ER_BAD_DB_ERROR:</text:p>
      <text:p text:style-name="_5f_code"><text:s text:c="4"/>print("Database does not exist")</text:p>
      <text:p text:style-name="_5f_code"><text:s text:c="2"/>else:</text:p>
      <text:p text:style-name="_5f_code"><text:s text:c="4"/>print(err)</text:p>
      <text:p text:style-name="_5f_code">else:</text:p>
      <text:p text:style-name="_5f_code"><text:s text:c="2"/>cnx.close()</text:p>
      <text:p text:style-name="P4">Красиво передаем аргументы</text:p>
      <text:p text:style-name="_5f_code">import mysql.connector</text:p>
      <text:p text:style-name="_5f_code"/>
      <text:p text:style-name="_5f_code">config = {</text:p>
      <text:p text:style-name="_5f_code"><text:s text:c="2"/>'user': 'scott',</text:p>
      <text:p text:style-name="_5f_code"><text:s text:c="2"/>'password': 'password',</text:p>
      <text:p text:style-name="_5f_code"><text:s text:c="2"/>'host': '127.0.0.1',</text:p>
      <text:p text:style-name="_5f_code"><text:s text:c="2"/>'database': 'employees',</text:p>
      <text:p text:style-name="_5f_code"><text:s text:c="2"/>'raise_on_warnings': True</text:p>
      <text:p text:style-name="_5f_code">}</text:p>
      <text:p text:style-name="_5f_code"/>
      <text:p text:style-name="_5f_code">cnx = mysql.connector.connect(**config)</text:p>
      <text:p text:style-name="_5f_code"/>
      <text:p text:style-name="_5f_code">cnx.close()</text:p>
      <text:p text:style-name="P7"><text:soft-page-break/>Устраться <text:span text:style-name="T1">можно. Сука не работает.</text:span></text:p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1" fo:font-family="'Calibri Light'" style:font-style-name="Жирный" style:font-family-generic="swiss" style:font-pitch="variable" fo:language="ru" fo:country="RU" fo:font-weight="bold" officeooo:rsid="001e3f4c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_5f_out" style:display-name="_out" style:family="paragraph" style:parent-style-name="_5f_code">
      <loext:graphic-properties draw:fill="solid" draw:fill-color="#fff5ce"/>
      <style:paragraph-properties fo:background-color="#fff5ce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8T18:26:04.154000000</dc:date>
    <meta:editing-duration>PT10M14S</meta:editing-duration>
    <meta:editing-cycles>9</meta:editing-cycles>
    <meta:document-statistic meta:table-count="0" meta:image-count="0" meta:object-count="0" meta:page-count="2" meta:paragraph-count="45" meta:word-count="113" meta:character-count="1304" meta:non-whitespace-character-count="1045"/>
  </office:meta>
</office:document-meta>
</file>